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7.96cm" style:rel-column-width="32767*"/>
    </style:style>
    <style:style style:name="Table1.B" style:family="table-column">
      <style:table-column-properties style:column-width="7.96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asd" style:family="table">
      <style:table-properties style:width="15.921cm" table:align="margins" style:may-break-between-rows="false" style:writing-mode="lr-tb"/>
    </style:style>
    <style:style style:name="asd.A" style:family="table-column">
      <style:table-column-properties style:column-width="1.152cm" style:rel-column-width="4741*"/>
    </style:style>
    <style:style style:name="asd.B" style:family="table-column">
      <style:table-column-properties style:column-width="1.309cm" style:rel-column-width="5387*"/>
    </style:style>
    <style:style style:name="asd.C" style:family="table-column">
      <style:table-column-properties style:column-width="6.071cm" style:rel-column-width="24991*"/>
    </style:style>
    <style:style style:name="asd.D" style:family="table-column">
      <style:table-column-properties style:column-width="6.682cm" style:rel-column-width="27503*"/>
    </style:style>
    <style:style style:name="asd.E" style:family="table-column">
      <style:table-column-properties style:column-width="0.707cm" style:rel-column-width="2913*"/>
    </style:style>
    <style:style style:name="asd.A1" style:family="table-cell">
      <style:table-cell-properties fo:padding="0.097cm" fo:border-left="0.05pt solid #000000" fo:border-right="none" fo:border-top="0.05pt solid #000000" fo:border-bottom="0.05pt solid #000000"/>
    </style:style>
    <style:style style:name="asd.E1" style:family="table-cell">
      <style:table-cell-properties fo:padding="0.097cm" fo:border="0.05pt solid #000000"/>
    </style:style>
    <style:style style:name="asd.A2" style:family="table-cell">
      <style:table-cell-properties fo:padding="0.097cm" fo:border-left="0.05pt solid #000000" fo:border-right="none" fo:border-top="none" fo:border-bottom="0.05pt solid #000000"/>
    </style:style>
    <style:style style:name="asd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auto" fo:break-after="auto" style:writing-mode="lr-tb"/>
    </style:style>
    <style:style style:name="P2" style:family="paragraph" style:parent-style-name="Standard">
      <style:paragraph-properties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style:writing-mode="lr-tb"/>
      <style:text-properties fo:color="#ff0000" fo:font-weight="bold" style:font-weight-asian="bold" style:font-weight-complex="bold"/>
    </style:style>
    <style:style style:name="P5" style:family="paragraph" style:parent-style-name="Standard">
      <style:paragraph-properties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 style:master-page-name="Standard">
      <style:paragraph-properties style:page-number="auto" fo:break-before="auto" fo:break-after="auto" style:writing-mode="lr-tb"/>
    </style:style>
    <style:style style:name="P7" style:family="paragraph" style:parent-style-name="Standard" style:list-style-name="LS1">
      <style:paragraph-properties fo:margin-top="0cm" fo:margin-bottom="0cm" fo:break-before="auto" fo:break-after="auto" style:writing-mode="lr-tb"/>
    </style:style>
    <style:style style:name="P8" style:family="paragraph" style:parent-style-name="Table_20_Contents">
      <style:text-properties fo:background-color="#c0c0c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Inside</text:span><text:span text:style-name="T1"> </text:span><text:span text:style-name="T1">box</text:span><text:span text:style-name="T1">:</text:span></text:p>
      <text:p text:style-name="P2">Conn_1: RS232, 3 pin GND, RX, TX (unordered)#</text:p>
      <text:p text:style-name="P4">GROUND SHOULD BE UNCONNECTED ON RS232 PORT TO AVOID GROUND LOOPS. <text:s/>ARDUINO IS GROUNDED VIA BARREL POWER CONNECTION, FLOWMETER IS GROUNDED VIA GROUND CONNECTION, STAR GROUND ON PSU LM317 BOARD</text:p>
      <text:p text:style-name="P1"/>
      <text:p text:style-name="P1"><text:span text:style-name="T1">Conn</text:span><text:span text:style-name="T1">_2: </text:span><text:span text:style-name="T1">General</text:span><text:span text:style-name="T1">:</text:span></text:p>
      <text:p text:style-name="P1">pin 1 is top left with broken edge on left</text:p>
      <text:p text:style-name="P1">pin 8 is bottom right</text:p>
      <text:p text:style-name="P1"><text:span text:style-name="T1">Broken</text:span><text:span text:style-name="T1"> </text:span><text:span text:style-name="T1">edge</text:span><text:span text:style-name="T1"> </text:span><text:span text:style-name="T1">is</text:span><text:span text:style-name="T1"> </text:span><text:span text:style-name="T1">on</text:span><text:span text:style-name="T1"> </text:span><text:span text:style-name="T1">MAX</text:span><text:span text:style-name="T1">232 </text:span><text:span text:style-name="T1">side</text:span><text:span text:style-name="T1"> </text:span><text:span text:style-name="T1">of</text:span><text:span text:style-name="T1"> </text:span><text:span text:style-name="T1">the</text:span><text:span text:style-name="T1"> </text:span><text:span text:style-name="T1">board</text:span></text:p>
      <text:p text:style-name="P1"/>
      <text:p text:style-name="P2">board<text:tab/>db25<text:tab/>function<text:tab/><text:tab/><text:tab/><text:tab/><text:tab/><text:tab/><text:tab/>done? (board)</text:p>
      <text:list xml:id="list16362406041" text:style-name="LS1">
        <text:list-item>
          <text:p text:style-name="P7">15<text:tab/>keysw orange<text:span text:style-name="T2"> (live side)</text:span></text:p>
        </text:list-item>
        <text:list-item>
          <text:p text:style-name="P7">13<text:tab/>pot red <text:span text:style-name="T2">(to +5V)</text:span></text:p>
        </text:list-item>
        <text:list-item>
          <text:p text:style-name="P7">12<text:tab/>pot yellow <text:span text:style-name="T2">(analog output)</text:span></text:p>
        </text:list-item>
        <text:list-item>
          <text:p text:style-name="P7">10<text:tab/>piezo black, lcd black, keysw green, pot black <text:span text:style-name="T2">(ground)<text:tab/></text:span>done</text:p>
        </text:list-item>
        <text:list-item>
          <text:p text:style-name="P7">11<text:tab/>piezo red <text:span text:style-name="T2">(live side)</text:span></text:p>
        </text:list-item>
        <text:list-item>
          <text:p text:style-name="P7">5<text:tab/>lcd red <text:span text:style-name="T2">(3.3V +V)<text:tab/><text:tab/><text:tab/><text:tab/><text:tab/><text:tab/></text:span>done</text:p>
        </text:list-item>
        <text:list-item>
          <text:p text:style-name="P7">6<text:tab/>lcd violet <text:span text:style-name="T2">(Data @3.3V)</text:span></text:p>
        </text:list-item>
        <text:list-item>
          <text:p text:style-name="P7">19<text:tab/>keypad green<text:tab/><text:tab/>C3</text:p>
        </text:list-item>
        <text:list-item>
          <text:p text:style-name="P7">18<text:tab/>keypad yellow<text:tab/><text:tab/>R1</text:p>
        </text:list-item>
        <text:list-item>
          <text:p text:style-name="P7">17<text:tab/>keypad violet<text:tab/><text:tab/>R4</text:p>
        </text:list-item>
        <text:list-item>
          <text:p text:style-name="P7">21<text:tab/>keypad white<text:tab/><text:tab/>C2</text:p>
        </text:list-item>
        <text:list-item>
          <text:p text:style-name="P7">22<text:tab/>keypad pink<text:tab/><text:tab/>R2</text:p>
        </text:list-item>
        <text:list-item>
          <text:p text:style-name="P7">23<text:tab/>keypad blue<text:tab/><text:tab/>R3</text:p>
        </text:list-item>
        <text:list-item>
          <text:p text:style-name="P7">25<text:tab/>keypad orange<text:tab/>C1</text:p>
        </text:list-item>
      </text:list>
      <text:p text:style-name="P2"/>
      <text:p text:style-name="P3">Keypad colour coding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R1</text:p>
          </table:table-cell>
          <table:table-cell table:style-name="Table1.B1" office:value-type="string">
            <text:p text:style-name="Table_20_Contents">Yellow</text:p>
          </table:table-cell>
        </table:table-row>
        <table:table-row>
          <table:table-cell table:style-name="Table1.A2" office:value-type="string">
            <text:p text:style-name="Table_20_Contents">R2</text:p>
          </table:table-cell>
          <table:table-cell table:style-name="Table1.B2" office:value-type="string">
            <text:p text:style-name="Table_20_Contents">Pink</text:p>
          </table:table-cell>
        </table:table-row>
        <table:table-row>
          <table:table-cell table:style-name="Table1.A2" office:value-type="string">
            <text:p text:style-name="Table_20_Contents">R3</text:p>
          </table:table-cell>
          <table:table-cell table:style-name="Table1.B2" office:value-type="string">
            <text:p text:style-name="Table_20_Contents">Blue</text:p>
          </table:table-cell>
        </table:table-row>
        <table:table-row>
          <table:table-cell table:style-name="Table1.A2" office:value-type="string">
            <text:p text:style-name="Table_20_Contents">R4</text:p>
          </table:table-cell>
          <table:table-cell table:style-name="Table1.B2" office:value-type="string">
            <text:p text:style-name="Table_20_Contents">Violet</text:p>
          </table:table-cell>
        </table:table-row>
        <table:table-row>
          <table:table-cell table:style-name="Table1.A2" office:value-type="string">
            <text:p text:style-name="Table_20_Contents">C1</text:p>
          </table:table-cell>
          <table:table-cell table:style-name="Table1.B2" office:value-type="string">
            <text:p text:style-name="Table_20_Contents">Orange</text:p>
          </table:table-cell>
        </table:table-row>
        <table:table-row>
          <table:table-cell table:style-name="Table1.A2" office:value-type="string">
            <text:p text:style-name="Table_20_Contents">C2</text:p>
          </table:table-cell>
          <table:table-cell table:style-name="Table1.B2" office:value-type="string">
            <text:p text:style-name="Table_20_Contents">White</text:p>
          </table:table-cell>
        </table:table-row>
        <table:table-row>
          <table:table-cell table:style-name="Table1.A2" office:value-type="string">
            <text:p text:style-name="Table_20_Contents">C3</text:p>
          </table:table-cell>
          <table:table-cell table:style-name="Table1.B2" office:value-type="string">
            <text:p text:style-name="Table_20_Contents">Green</text:p>
          </table:table-cell>
        </table:table-row>
      </table:table>
      <text:p text:style-name="P5"/>
      <table:table table:name="asd" table:style-name="asd">
        <table:table-column table:style-name="asd.A"/>
        <table:table-column table:style-name="asd.B"/>
        <table:table-column table:style-name="asd.C"/>
        <table:table-column table:style-name="asd.D"/>
        <table:table-column table:style-name="asd.E"/>
        <table:table-header-rows>
          <text:soft-page-break/>
          <table:table-row>
            <table:table-cell table:style-name="asd.A1" office:value-type="string">
              <text:p text:style-name="Table_20_Heading">Pin</text:p>
            </table:table-cell>
            <table:table-cell table:style-name="asd.A1" office:value-type="string">
              <text:p text:style-name="Table_20_Heading">Label</text:p>
            </table:table-cell>
            <table:table-cell table:style-name="asd.A1" office:value-type="string">
              <text:p text:style-name="Table_20_Heading">Comments</text:p>
            </table:table-cell>
            <table:table-cell table:style-name="asd.A1" office:value-type="string">
              <text:p text:style-name="Table_20_Heading">Function</text:p>
            </table:table-cell>
            <table:table-cell table:style-name="asd.E1" office:value-type="string">
              <text:p text:style-name="Table_20_Heading">I/O</text:p>
            </table:table-cell>
          </table:table-row>
        </table:table-header-rows>
        <table:table-row>
          <table:table-cell table:style-name="asd.A2" office:value-type="string">
            <text:p text:style-name="Table_20_Contents">VIN</text:p>
          </table:table-cell>
          <table:table-cell table:style-name="asd.A2" office:value-type="string">
            <text:p text:style-name="Table_20_Contents">Vin</text:p>
          </table:table-cell>
          <table:table-cell table:style-name="asd.A2" office:value-type="string">
            <text:p text:style-name="Table_20_Contents">7-12V recommended</text:p>
          </table:table-cell>
          <table:table-cell table:style-name="asd.A2" office:value-type="string">
            <text:p text:style-name="Table_20_Contents">Unregulated power in</text:p>
          </table:table-cell>
          <table:table-cell table:style-name="asd.E2" office:value-type="string">
            <text:p text:style-name="Table_20_Contents">I</text:p>
          </table:table-cell>
        </table:table-row>
        <table:table-row>
          <table:table-cell table:style-name="asd.A2" office:value-type="string">
            <text:p text:style-name="Table_20_Contents">GND</text:p>
          </table:table-cell>
          <table:table-cell table:style-name="asd.A2" office:value-type="string">
            <text:p text:style-name="Table_20_Contents">GND</text:p>
          </table:table-cell>
          <table:table-cell table:style-name="asd.A2" office:value-type="string">
            <text:p text:style-name="Table_20_Contents"/>
          </table:table-cell>
          <table:table-cell table:style-name="asd.A2" office:value-type="string">
            <text:p text:style-name="Table_20_Contents">Digital/analog ground</text:p>
          </table:table-cell>
          <table:table-cell table:style-name="asd.E2" office:value-type="string">
            <text:p text:style-name="Table_20_Contents">I/O</text:p>
          </table:table-cell>
        </table:table-row>
        <table:table-row>
          <table:table-cell table:style-name="asd.A2" office:value-type="string">
            <text:p text:style-name="Table_20_Contents">+5V</text:p>
          </table:table-cell>
          <table:table-cell table:style-name="asd.A2" office:value-type="string">
            <text:p text:style-name="Table_20_Contents">+5V</text:p>
          </table:table-cell>
          <table:table-cell table:style-name="asd.A2" office:value-type="string">
            <text:p text:style-name="Table_20_Contents">Regulated 5V out</text:p>
          </table:table-cell>
          <table:table-cell table:style-name="asd.A2" office:value-type="string">
            <text:p text:style-name="Table_20_Contents">Used for flow-rate pot</text:p>
          </table:table-cell>
          <table:table-cell table:style-name="asd.E2" office:value-type="string">
            <text:p text:style-name="Table_20_Contents">O</text:p>
          </table:table-cell>
        </table:table-row>
        <table:table-row>
          <table:table-cell table:style-name="asd.A2" office:value-type="string">
            <text:p text:style-name="P8">PE0</text:p>
          </table:table-cell>
          <table:table-cell table:style-name="asd.A2" office:value-type="string">
            <text:p text:style-name="P8">0</text:p>
          </table:table-cell>
          <table:table-cell table:style-name="asd.A2" office:value-type="string">
            <text:p text:style-name="P8">UART0 RX</text:p>
          </table:table-cell>
          <table:table-cell table:style-name="asd.A2" office:value-type="string">
            <text:p text:style-name="P8">Used for programming</text:p>
          </table:table-cell>
          <table:table-cell table:style-name="asd.E2" office:value-type="string">
            <text:p text:style-name="Table_20_Contents">I</text:p>
          </table:table-cell>
        </table:table-row>
        <table:table-row>
          <table:table-cell table:style-name="asd.A2" office:value-type="string">
            <text:p text:style-name="P8">PE1</text:p>
          </table:table-cell>
          <table:table-cell table:style-name="asd.A2" office:value-type="string">
            <text:p text:style-name="P8">1</text:p>
          </table:table-cell>
          <table:table-cell table:style-name="asd.A2" office:value-type="string">
            <text:p text:style-name="P8">UART0 TX</text:p>
          </table:table-cell>
          <table:table-cell table:style-name="asd.A2" office:value-type="string">
            <text:p text:style-name="P8">Used for programming</text:p>
          </table:table-cell>
          <table:table-cell table:style-name="asd.E2" office:value-type="string">
            <text:p text:style-name="Table_20_Contents">O</text:p>
          </table:table-cell>
        </table:table-row>
        <table:table-row>
          <table:table-cell table:style-name="asd.A2" office:value-type="string">
            <text:p text:style-name="Table_20_Contents">PB0</text:p>
          </table:table-cell>
          <table:table-cell table:style-name="asd.A2" office:value-type="string">
            <text:p text:style-name="Table_20_Contents">53</text:p>
          </table:table-cell>
          <table:table-cell table:style-name="asd.A2" office:value-type="string">
            <text:p text:style-name="Table_20_Contents">UART1 RX</text:p>
          </table:table-cell>
          <table:table-cell table:style-name="asd.A2" office:value-type="string">
            <text:p text:style-name="Table_20_Contents">Used for flowmeter comms</text:p>
          </table:table-cell>
          <table:table-cell table:style-name="asd.E2" office:value-type="string">
            <text:p text:style-name="Table_20_Contents">I</text:p>
          </table:table-cell>
        </table:table-row>
        <table:table-row>
          <table:table-cell table:style-name="asd.A2" office:value-type="string">
            <text:p text:style-name="Table_20_Contents">PH6</text:p>
          </table:table-cell>
          <table:table-cell table:style-name="asd.A2" office:value-type="string">
            <text:p text:style-name="Table_20_Contents">9</text:p>
          </table:table-cell>
          <table:table-cell table:style-name="asd.A2" office:value-type="string">
            <text:p text:style-name="Table_20_Contents">UART1 TX</text:p>
          </table:table-cell>
          <table:table-cell table:style-name="asd.A2" office:value-type="string">
            <text:p text:style-name="Table_20_Contents">Used for flowmeter comms</text:p>
          </table:table-cell>
          <table:table-cell table:style-name="asd.E2" office:value-type="string">
            <text:p text:style-name="Table_20_Contents">O</text:p>
          </table:table-cell>
        </table:table-row>
        <table:table-row>
          <table:table-cell table:style-name="asd.A2" office:value-type="string">
            <text:p text:style-name="P8">PH5</text:p>
          </table:table-cell>
          <table:table-cell table:style-name="asd.A2" office:value-type="string">
            <text:p text:style-name="P8">8</text:p>
          </table:table-cell>
          <table:table-cell table:style-name="asd.A2" office:value-type="string">
            <text:p text:style-name="P8">UART2 RX</text:p>
          </table:table-cell>
          <table:table-cell table:style-name="asd.A2" office:value-type="string">
            <text:p text:style-name="P8">Unused but reserved</text:p>
          </table:table-cell>
          <table:table-cell table:style-name="asd.E2" office:value-type="string">
            <text:p text:style-name="Table_20_Contents">-</text:p>
          </table:table-cell>
        </table:table-row>
        <table:table-row>
          <table:table-cell table:style-name="asd.A2" office:value-type="string">
            <text:p text:style-name="Table_20_Contents">PH4</text:p>
          </table:table-cell>
          <table:table-cell table:style-name="asd.A2" office:value-type="string">
            <text:p text:style-name="Table_20_Contents">7</text:p>
          </table:table-cell>
          <table:table-cell table:style-name="asd.A2" office:value-type="string">
            <text:p text:style-name="Table_20_Contents">UART2 TX</text:p>
          </table:table-cell>
          <table:table-cell table:style-name="asd.A2" office:value-type="string">
            <text:p text:style-name="Table_20_Contents">Used for LCD comms</text:p>
          </table:table-cell>
          <table:table-cell table:style-name="asd.E2" office:value-type="string">
            <text:p text:style-name="Table_20_Contents">O</text:p>
          </table:table-cell>
        </table:table-row>
        <table:table-row>
          <table:table-cell table:style-name="asd.A2" office:value-type="string">
            <text:p text:style-name="Table_20_Contents">PF0</text:p>
          </table:table-cell>
          <table:table-cell table:style-name="asd.A2" office:value-type="string">
            <text:p text:style-name="Table_20_Contents">A0</text:p>
          </table:table-cell>
          <table:table-cell table:style-name="asd.A2" office:value-type="string">
            <text:p text:style-name="Table_20_Contents">ADC0</text:p>
          </table:table-cell>
          <table:table-cell table:style-name="asd.A2" office:value-type="string">
            <text:p text:style-name="Table_20_Contents">Used for flowrate pot</text:p>
          </table:table-cell>
          <table:table-cell table:style-name="asd.E2" office:value-type="string">
            <text:p text:style-name="Table_20_Contents">I</text:p>
          </table:table-cell>
        </table:table-row>
        <table:table-row>
          <table:table-cell table:style-name="asd.A2" office:value-type="string">
            <text:p text:style-name="Table_20_Contents">PE3</text:p>
          </table:table-cell>
          <table:table-cell table:style-name="asd.A2" office:value-type="string">
            <text:p text:style-name="Table_20_Contents">5</text:p>
          </table:table-cell>
          <table:table-cell table:style-name="asd.A2" office:value-type="string">
            <text:p text:style-name="Table_20_Contents">Digital pin 5</text:p>
          </table:table-cell>
          <table:table-cell table:style-name="asd.A2" office:value-type="string">
            <text:p text:style-name="Table_20_Contents">Keyswitch input</text:p>
          </table:table-cell>
          <table:table-cell table:style-name="asd.E2" office:value-type="string">
            <text:p text:style-name="Table_20_Contents">I</text:p>
          </table:table-cell>
        </table:table-row>
        <table:table-row>
          <table:table-cell table:style-name="asd.A2" office:value-type="string">
            <text:p text:style-name="Table_20_Contents">PC0</text:p>
          </table:table-cell>
          <table:table-cell table:style-name="asd.A2" office:value-type="string">
            <text:p text:style-name="Table_20_Contents">37</text:p>
          </table:table-cell>
          <table:table-cell table:style-name="asd.A2" office:value-type="string">
            <text:p text:style-name="Table_20_Contents">Digital pin 37</text:p>
          </table:table-cell>
          <table:table-cell table:style-name="asd.A2" office:value-type="string">
            <text:p text:style-name="Table_20_Contents">Keypad R1</text:p>
          </table:table-cell>
          <table:table-cell table:style-name="asd.E2" office:value-type="string">
            <text:p text:style-name="Table_20_Contents">O</text:p>
          </table:table-cell>
        </table:table-row>
        <table:table-row>
          <table:table-cell table:style-name="asd.A2" office:value-type="string">
            <text:p text:style-name="Table_20_Contents">PC1</text:p>
          </table:table-cell>
          <table:table-cell table:style-name="asd.A2" office:value-type="string">
            <text:p text:style-name="Table_20_Contents">36</text:p>
          </table:table-cell>
          <table:table-cell table:style-name="asd.A2" office:value-type="string">
            <text:p text:style-name="Table_20_Contents">Digital pin 36</text:p>
          </table:table-cell>
          <table:table-cell table:style-name="asd.A2" office:value-type="string">
            <text:p text:style-name="Table_20_Contents">Keypad R2</text:p>
          </table:table-cell>
          <table:table-cell table:style-name="asd.E2" office:value-type="string">
            <text:p text:style-name="Table_20_Contents">O</text:p>
          </table:table-cell>
        </table:table-row>
        <table:table-row>
          <table:table-cell table:style-name="asd.A2" office:value-type="string">
            <text:p text:style-name="Table_20_Contents">PC2</text:p>
          </table:table-cell>
          <table:table-cell table:style-name="asd.A2" office:value-type="string">
            <text:p text:style-name="Table_20_Contents">35</text:p>
          </table:table-cell>
          <table:table-cell table:style-name="asd.A2" office:value-type="string">
            <text:p text:style-name="Table_20_Contents">Digital pin 35</text:p>
          </table:table-cell>
          <table:table-cell table:style-name="asd.A2" office:value-type="string">
            <text:p text:style-name="Table_20_Contents">Keypad R3</text:p>
          </table:table-cell>
          <table:table-cell table:style-name="asd.E2" office:value-type="string">
            <text:p text:style-name="Table_20_Contents">O</text:p>
          </table:table-cell>
        </table:table-row>
        <table:table-row>
          <table:table-cell table:style-name="asd.A2" office:value-type="string">
            <text:p text:style-name="Table_20_Contents">PC3</text:p>
          </table:table-cell>
          <table:table-cell table:style-name="asd.A2" office:value-type="string">
            <text:p text:style-name="Table_20_Contents">34</text:p>
          </table:table-cell>
          <table:table-cell table:style-name="asd.A2" office:value-type="string">
            <text:p text:style-name="Table_20_Contents">Digital pin 34</text:p>
          </table:table-cell>
          <table:table-cell table:style-name="asd.A2" office:value-type="string">
            <text:p text:style-name="Table_20_Contents">Keypad R4</text:p>
          </table:table-cell>
          <table:table-cell table:style-name="asd.E2" office:value-type="string">
            <text:p text:style-name="Table_20_Contents">O</text:p>
          </table:table-cell>
        </table:table-row>
        <table:table-row>
          <table:table-cell table:style-name="asd.A2" office:value-type="string">
            <text:p text:style-name="Table_20_Contents">PC4</text:p>
          </table:table-cell>
          <table:table-cell table:style-name="asd.A2" office:value-type="string">
            <text:p text:style-name="Table_20_Contents">33</text:p>
          </table:table-cell>
          <table:table-cell table:style-name="asd.A2" office:value-type="string">
            <text:p text:style-name="Table_20_Contents">Digital pin 33</text:p>
          </table:table-cell>
          <table:table-cell table:style-name="asd.A2" office:value-type="string">
            <text:p text:style-name="Table_20_Contents">Keypad C1</text:p>
          </table:table-cell>
          <table:table-cell table:style-name="asd.E2" office:value-type="string">
            <text:p text:style-name="Table_20_Contents">I</text:p>
          </table:table-cell>
        </table:table-row>
        <table:table-row>
          <table:table-cell table:style-name="asd.A2" office:value-type="string">
            <text:p text:style-name="Table_20_Contents">PC5</text:p>
          </table:table-cell>
          <table:table-cell table:style-name="asd.A2" office:value-type="string">
            <text:p text:style-name="Table_20_Contents">32</text:p>
          </table:table-cell>
          <table:table-cell table:style-name="asd.A2" office:value-type="string">
            <text:p text:style-name="Table_20_Contents">Digital pin 32</text:p>
          </table:table-cell>
          <table:table-cell table:style-name="asd.A2" office:value-type="string">
            <text:p text:style-name="Table_20_Contents">Keypad C2</text:p>
          </table:table-cell>
          <table:table-cell table:style-name="asd.E2" office:value-type="string">
            <text:p text:style-name="Table_20_Contents">I</text:p>
          </table:table-cell>
        </table:table-row>
        <table:table-row>
          <table:table-cell table:style-name="asd.A2" office:value-type="string">
            <text:p text:style-name="Table_20_Contents">PC6</text:p>
          </table:table-cell>
          <table:table-cell table:style-name="asd.A2" office:value-type="string">
            <text:p text:style-name="Table_20_Contents">31</text:p>
          </table:table-cell>
          <table:table-cell table:style-name="asd.A2" office:value-type="string">
            <text:p text:style-name="Table_20_Contents">Digital pin 31</text:p>
          </table:table-cell>
          <table:table-cell table:style-name="asd.A2" office:value-type="string">
            <text:p text:style-name="Table_20_Contents">Keypad C3</text:p>
          </table:table-cell>
          <table:table-cell table:style-name="asd.E2" office:value-type="string">
            <text:p text:style-name="Table_20_Contents">I</text:p>
          </table:table-cell>
        </table:table-row>
        <table:table-row>
          <table:table-cell table:style-name="asd.A2" office:value-type="string">
            <text:p text:style-name="Table_20_Contents">PF1</text:p>
          </table:table-cell>
          <table:table-cell table:style-name="asd.A2" office:value-type="string">
            <text:p text:style-name="Table_20_Contents">A1</text:p>
          </table:table-cell>
          <table:table-cell table:style-name="asd.A2" office:value-type="string">
            <text:p text:style-name="Table_20_Contents">ADC1</text:p>
          </table:table-cell>
          <table:table-cell table:style-name="asd.A2" office:value-type="string">
            <text:p text:style-name="Table_20_Contents">Battery voltage sense</text:p>
          </table:table-cell>
          <table:table-cell table:style-name="asd.E2" office:value-type="string">
            <text:p text:style-name="Table_20_Contents">I</text:p>
          </table:table-cell>
        </table:table-row>
      </table:table>
      <text:p text:style-name="P5">(Pins shown are power input, UART 0 and 1 and 2 used for programming and flowmeter and LCD respectively, and those used for peripheral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meta:editing-cycles>24</meta:editing-cycles>
    <dc:date>2012-10-05T19:13:45</dc:date>
    <meta:editing-duration>PT5H26M14S</meta:editing-duration>
    <dc:creator>David Turner</dc:creator>
    <meta:document-statistic meta:table-count="2" meta:image-count="0" meta:object-count="0" meta:page-count="2" meta:paragraph-count="137" meta:word-count="354" meta:character-count="1295" meta:non-whitespace-character-count="1423"/>
  </office:meta>
</office:document-meta>
</file>